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44c50" officeooo:paragraph-rsid="00144c50"/>
    </style:style>
    <style:style style:name="P2" style:family="paragraph" style:parent-style-name="Standard" style:list-style-name="L1">
      <style:text-properties officeooo:rsid="00144c50" officeooo:paragraph-rsid="00144c5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st way to structure large scale vuejs app:</text:p>
      <text:list xml:id="list3590708046" text:style-name="L1">
        <text:list-item>
          <text:p text:style-name="P2">component standard:<text:line-break/>PascalCase<text:line-break/>Prefix based component: App or Base<text:line-break/> for reusable component<text:line-break/> The <text:line-break/> like TheHeader.vue or TheFooter.vue</text:p>
        </text:list-item>
        <text:list-item>
          <text:p text:style-name="P2">using volar and eslint</text:p>
        </text:list-item>
        <text:list-item>
          <text:p text:style-name="P2">formatting: prettier</text:p>
        </text:list-item>
        <text:list-item>
          <text:p text:style-name="P2">use typescript</text:p>
        </text:list-item>
      </text:list>
      <text:p text:style-name="P1"/>
      <text:list xml:id="list180233527376588" text:continue-numbering="true" text:style-name="L1">
        <text:list-item>
          <text:p text:style-name="P2">file structure: <text:line-break/>assets<text:line-break/>components<text:line-break/>layouts<text:line-break/>public<text:line-break/>composables<text:line-break/>content<text:line-break/>middleware<text:line-break/>node_modules<text:line-break/>page<text:line-break/>plugins</text:p>
          <text:p text:style-name="P2">store<text:line-break/> <text:line-break/>as per the nuxt / vue community</text:p>
          <text:p text:style-name="P2"/>
        </text:list-item>
        <text:list-item>
          <text:p text:style-name="P2">route naming convention: <text:line-break/>photos/<text:line-break/>photos/create/<text:line-break/>photos/_id<text:line-break/>photos/edit_id</text:p>
          <text:p text:style-name="P2"/>
        </text:list-item>
        <text:list-item>
          <text:p text:style-name="P2">wrap third party code: axios, icon in to a function component and reuse the code </text:p>
        </text:list-item>
        <text:list-item>
          <text:p text:style-name="P2">testing<text:line-break/>provide confidence to refactor <text:line-break/>document expectations and clarifies functionality</text:p>
          <text:p text:style-name="P2">focus on public interfaces<text:line-break/>test your app in pipeline</text:p>
          <text:p text:style-name="P2">vitest – tool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8T09:19:35.812784037</meta:creation-date>
    <dc:date>2023-04-28T18:02:33.270784250</dc:date>
    <meta:editing-duration>PT8H42M57S</meta:editing-duration>
    <meta:editing-cycles>1</meta:editing-cycles>
    <meta:document-statistic meta:table-count="0" meta:image-count="0" meta:object-count="0" meta:page-count="1" meta:paragraph-count="14" meta:word-count="109" meta:character-count="701" meta:non-whitespace-character-count="605"/>
    <meta:generator>LibreOffice/7.4.2.3$Linux_X86_64 LibreOffice_project/40$Build-3</meta:generator>
  </office:meta>
</office:document-meta>
</file>